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Wingdings" svg:font-family="Wingdings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4472C4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70AD47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F5CC45" style:font-name="Wingdings" style:font-name-asian="Wingdings" style:font-name-complex="Wingdings" fo:font-size="15pt" style:font-size-asian="15pt" style:font-size-complex="15pt" style:font-charset="x-symbol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E7E6E6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5CC45" style:font-name="Wingdings" style:font-name-asian="Wingdings" style:font-name-complex="Wingdings" fo:font-size="15pt" style:font-size-asian="15pt" style:font-size-complex="15pt" style:font-charset="x-symbol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E7E6E6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5CC45" style:font-name="Wingdings" style:font-name-asian="Wingdings" style:font-name-complex="Wingdings" fo:font-size="15pt" style:font-size-asian="15pt" style:font-size-complex="15pt" style:font-charset="x-symbol"/>
    </style:style>
    <style:style style:name="ce26" style:family="table-cell" style:parent-style-name="Default" style:data-style-name="N0">
      <style:table-cell-properties fo:border="thin solid #000000" style:vertical-align="middle" fo:background-color="#FFFFFF"/>
      <style:text-properties fo:color="#70AD47" fo:font-size="15pt" style:font-size-asian="15pt" style:font-size-complex="15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30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70AD47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70AD47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fo:color="#FF0000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fo:color="#FF0000"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7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4472C4" fo:font-size="12pt" style:font-size-asian="12pt" style:font-size-complex="12pt" style:text-underline-style="none" style:text-underline-type="none"/>
    </style:style>
    <style:style style:name="ce68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/>
    </style:style>
    <style:style style:name="ce6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4472C4" fo:font-size="12pt" style:font-size-asian="12pt" style:font-size-complex="12pt" style:text-underline-style="none" style:text-underline-type="none"/>
    </style:style>
    <style:style style:name="ce70" style:family="table-cell" style:parent-style-name="Default" style:data-style-name="N0">
      <style:table-cell-properties fo:border="thin solid #000000" style:vertical-align="middle" fo:background-color="#FCE4D6"/>
      <style:text-properties fo:font-size="14pt" style:font-size-asian="14pt" style:font-size-complex="14pt"/>
    </style:style>
    <style:style style:name="ce71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7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14pt" style:font-size-asian="14pt" style:font-size-complex="14pt"/>
    </style:style>
    <style:style style:name="ce74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/>
    </style:style>
    <style:style style:name="ce7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76" style:family="table-cell" style:parent-style-name="Default" style:data-style-name="N0">
      <style:text-properties fo:color="#FF0000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78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9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5CC45" style:font-name="Wingdings" style:font-name-asian="Wingdings" style:font-name-complex="Wingdings" fo:font-size="15pt" style:font-size-asian="15pt" style:font-size-complex="15pt" style:font-charset="x-symbol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82" style:family="table-cell" style:parent-style-name="Default" style:data-style-name="N0">
      <style:table-cell-properties fo:border="thin solid #000000" style:vertical-align="automatic" fo:wrap-option="wrap" fo:background-color="#D6DCE4" style:repeat-content="false"/>
      <style:paragraph-properties fo:text-align="center"/>
      <style:text-properties fo:color="#000000" fo:font-size="14pt" style:font-size-asian="14pt" style:font-size-complex="14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8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01347222222222cm"/>
    </style:style>
    <style:style style:name="co3" style:family="table-column">
      <style:table-column-properties fo:break-before="auto" style:column-width="5.57388888888889cm"/>
    </style:style>
    <style:style style:name="co4" style:family="table-column">
      <style:table-column-properties fo:break-before="auto" style:column-width="6.10305555555556cm"/>
    </style:style>
    <style:style style:name="co5" style:family="table-column">
      <style:table-column-properties fo:break-before="auto" style:column-width="5.76791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1.5005555555556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5.18583333333333cm"/>
    </style:style>
    <style:style style:name="co10" style:family="table-column">
      <style:table-column-properties fo:break-before="auto" style:column-width="3.15736111111111cm"/>
    </style:style>
    <style:style style:name="co11" style:family="table-column">
      <style:table-column-properties fo:break-before="auto" style:column-width="4.69194444444445cm" style:use-optimal-column-width="true"/>
    </style:style>
    <style:style style:name="co12" style:family="table-column">
      <style:table-column-properties fo:break-before="auto" style:column-width="4.07458333333333cm"/>
    </style:style>
    <style:style style:name="co13" style:family="table-column">
      <style:table-column-properties fo:break-before="auto" style:column-width="2.52236111111111cm"/>
    </style:style>
    <style:style style:name="co14" style:family="table-column">
      <style:table-column-properties fo:break-before="auto" style:column-width="3.01625cm"/>
    </style:style>
    <style:style style:name="co15" style:family="table-column">
      <style:table-column-properties fo:break-before="auto" style:column-width="20.1788888888889cm"/>
    </style:style>
    <style:style style:name="co16" style:family="table-column">
      <style:table-column-properties fo:break-before="auto" style:column-width="23.5831944444444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46.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3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épa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6" table:number-rows-spanned="1" table:style-name="ce2">
            <text:p>Grille de départ de l'étude de marché - clarifier son positionnemen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3"/>
          <table:table-cell office:value-type="string" table:style-name="ce4">
            <text:p>Les questions et la rédaction de départ de l'étude de marché<text:s/></text:p>
          </table:table-cell>
          <table:table-cell office:value-type="string" table:style-name="ce5">
            <text:p>Réponses</text:p>
          </table:table-cell>
          <table:table-cell office:value-type="string" table:style-name="ce6">
            <text:p>Pourquoi ?<text:s/></text:p>
          </table:table-cell>
          <table:table-cell office:value-type="string" table:style-name="ce6">
            <text:p>Preuves : comment avez-vous eu <text:s/>l'information ?</text:p>
          </table:table-cell>
          <table:table-cell office:value-type="string" table:style-name="ce7">
            <text:p>Informations ou preuves manquantes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number-columns-spanned="5" table:number-rows-spanned="1" table:style-name="ce79">
            <text:p>L'activité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number-columns-spanned="1" table:number-rows-spanned="11" table:style-name="ce80"/>
          <table:table-cell office:value-type="string" table:style-name="ce13">
            <text:p>Quelle est la nature de l'activité ?<text:s text:c="2"/><text:span text:style-name="T2">Avez-vous plusieurs activités ?<text:s/></text:span><text:s/><text:span text:style-name="T2">Quelle est la répartition des activités en terme de CA ?</text:span></text:p>
          </table:table-cell>
          <table:table-cell table:style-name="ce14"/>
          <table:table-cell table:number-columns-repeated="2" table:style-name="ce15"/>
          <table:table-cell table:style-name="ce16"/>
          <table:table-cell table:number-columns-repeated="16378"/>
        </table:table-row>
        <table:table-row table:style-name="ro4">
          <table:covered-table-cell/>
          <table:table-cell office:value-type="string" table:number-columns-spanned="1" table:number-rows-spanned="4" table:style-name="ce81">
            <text:p>A qui s’adresse-t-elle ? Quelles clientèles ?</text:p>
          </table:table-cell>
          <table:table-cell table:number-columns-repeated="2" table:style-name="ce15"/>
          <table:table-cell table:style-name="ce19"/>
          <table:table-cell table:style-name="ce20"/>
          <table:table-cell table:number-columns-repeated="16378"/>
        </table:table-row>
        <table:table-row table:number-rows-repeated="3" table:style-name="ro4">
          <table:covered-table-cell/>
          <table:covered-table-cell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5">
          <table:covered-table-cell/>
          <table:table-cell office:value-type="string" table:style-name="ce13">
            <text:p>A quels besoins répond-elle ?</text:p>
          </table:table-cell>
          <table:table-cell table:style-name="ce15"/>
          <table:table-cell table:number-columns-repeated="2" table:style-name="ce23"/>
          <table:table-cell table:style-name="ce24"/>
          <table:table-cell table:number-columns-repeated="16378"/>
        </table:table-row>
        <table:table-row table:style-name="ro5">
          <table:covered-table-cell/>
          <table:table-cell office:value-type="string" table:style-name="ce13">
            <text:p>Quelles sont les particularités de l'activité ?</text:p>
          </table:table-cell>
          <table:table-cell table:style-name="ce15"/>
          <table:table-cell table:number-columns-repeated="2" table:style-name="ce23"/>
          <table:table-cell table:style-name="ce24"/>
          <table:table-cell table:number-columns-repeated="16378"/>
        </table:table-row>
        <table:table-row table:style-name="ro3">
          <table:covered-table-cell/>
          <table:table-cell office:value-type="string" table:style-name="ce13">
            <text:p>Des ventes ont-elles déjà été réalisées ? Comment ? (A qui ? Par quel canal ? À quel prix ? Quel chiffre d'affaires ? …)</text:p>
          </table:table-cell>
          <table:table-cell table:style-name="ce15"/>
          <table:table-cell table:number-columns-repeated="2" table:style-name="ce23"/>
          <table:table-cell table:style-name="ce24"/>
          <table:table-cell table:number-columns-repeated="16378"/>
        </table:table-row>
        <table:table-row table:style-name="ro2">
          <table:covered-table-cell/>
          <table:table-cell office:value-type="string" table:style-name="ce13">
            <text:p>Où sera t-elle implantée ? Quel territoire visé / quelle zone de chalandise?<text:s/>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2">
          <table:covered-table-cell/>
          <table:table-cell office:value-type="string" table:style-name="ce13">
            <text:p>L'implantation revet-elle une importance particulière? Quels critères pour la choisir?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2">
          <table:covered-table-cell/>
          <table:table-cell office:value-type="string" table:style-name="ce13">
            <text:p>Le local est-il trouvé ? Si oui, caractéristiques du local ? + prix ?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6">
          <table:table-cell table:style-name="ce26"/>
          <table:table-cell office:value-type="string" table:number-columns-spanned="5" table:number-rows-spanned="1" table:style-name="ce82">
            <text:p>Le porteur de projet et son collectif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table:number-columns-spanned="1" table:number-rows-spanned="4" table:style-name="ce80"/>
          <table:table-cell office:value-type="string" table:style-name="ce30">
            <text:p>Qui porte le projet?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2">
          <table:covered-table-cell/>
          <table:table-cell office:value-type="string" table:style-name="ce30">
            <text:p>Quels sont vos atouts ? Votre expérience ? Vos domaines d’expertise ?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2">
          <table:covered-table-cell/>
          <table:table-cell office:value-type="string" table:style-name="ce30">
            <text:p>Quels sont les partenaires envisagés? Quelle place comptez-vous leur donner?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2">
          <table:covered-table-cell/>
          <table:table-cell office:value-type="string" table:style-name="ce30">
            <text:p>Quelles seront les fonctions et rôles des différents membres du collectif?<text:s/>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number-rows-repeated="1048557" table:style-name="ro4">
          <table:table-cell table:number-columns-repeated="16384"/>
        </table:table-row>
      </table:table>
      <table:table table:name="pestel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2">
            <text:p>Macro environnement - Analyse PESTEL<text:s/><text:span text:style-name="T3">(*=les incontournables)</text:span>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style-name="ce31">
            <text:p>Sur quel(s) marché(s) <text:s/>se situe l'activité de l'entreprise ?<text:s/><text:span text:style-name="T4">Méthode de l'entonnoir. Ne pas analyser un marché trop spécifique ni trop large.</text:span></text:p>
          </table:table-cell>
          <table:table-cell office:value-type="string" table:style-name="ce32">
            <text:p>Code NAF?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number-columns-repeated="16377"/>
        </table:table-row>
        <table:table-row table:style-name="ro5">
          <table:table-cell office:value-type="string" table:style-name="ce36">
            <text:p>Environnement…</text:p>
          </table:table-cell>
          <table:table-cell office:value-type="string" table:style-name="ce36">
            <text:p>Ce que l'on sait déjà</text:p>
          </table:table-cell>
          <table:table-cell office:value-type="string" table:style-name="ce36">
            <text:p>Informations à rechercher</text:p>
          </table:table-cell>
          <table:table-cell office:value-type="string" table:style-name="ce36">
            <text:p>Sources</text:p>
          </table:table-cell>
          <table:table-cell office:value-type="string" table:style-name="ce36">
            <text:p>Informations recueillies</text:p>
          </table:table-cell>
          <table:table-cell office:value-type="string" table:style-name="ce37">
            <text:p>Points de vigilance</text:p>
          </table:table-cell>
          <table:table-cell office:value-type="string" table:style-name="ce37">
            <text:p>Suivi<text:s/></text:p>
          </table:table-cell>
          <table:table-cell table:number-columns-repeated="16377"/>
        </table:table-row>
        <table:table-row table:style-name="ro5">
          <table:table-cell office:value-type="string" table:style-name="ce38">
            <text:p>Politique</text:p>
          </table:table-cell>
          <table:table-cell table:number-columns-repeated="2"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table-cell office:value-type="string" table:number-columns-spanned="1" table:number-rows-spanned="2" table:style-name="ce84">
            <text:p>Existence de facteurs politiques qui peuvent influencer en positif ou en négatif l'activité ?<text:span text:style-name="T6"><text:s/>Exemple : fiscalité, directives européenes, syndicats...<text:s/></text:span></text:p>
          </table:table-cell>
          <table:table-cell table:style-name="ce42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covered-table-cell/>
          <table:table-cell table:style-name="ce44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table-cell office:value-type="string" table:style-name="ce45">
            <text:p>Economique</text:p>
          </table:table-cell>
          <table:table-cell table:number-columns-repeated="2"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83">
            <text:p>Situation économique actuelle? <text:s text:c="52"/>Importance du secteur d’activité* en volume ou en valeur?</text:p>
            <text:p>Evolution du marché en termes d’offre et/ ou en termes de demande ?</text:p>
            <text:p>Fonctionnement du secteur d’activité* ?</text:p>
            <text:p><text:span text:style-name="T6">(fabricants, fournisseurs, sous-traitants, prescripteurs, distributeurs, apporteurs d'affaires, syndicats professionnels, acteurs économiques, institutions, etc.)</text:span></text:p>
            <text:p>Acteurs clés du marché* ?</text:p>
            <text:p>Ratios du secteur d’activité* ?<text:s text:c="27"/></text:p>
            <text:p><text:span text:style-name="T6">(exemples : salaires, ratio masse salariale, marge brute, coefficients…)</text:span></text:p>
            <text:p/>
          </table:table-cell>
          <table:table-cell table:style-name="ce49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number-rows-repeated="2" table:style-name="ro5">
          <table:covered-table-cell/>
          <table:table-cell table:style-name="ce51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covered-table-cell/>
          <table:table-cell table:style-name="ce53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table-cell office:value-type="string" table:style-name="ce38">
            <text:p>Sociologique</text:p>
          </table:table-cell>
          <table:table-cell table:number-columns-repeated="2"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table-cell office:value-type="string" table:number-columns-spanned="1" table:number-rows-spanned="3" table:style-name="ce84">
            <text:p>La démographie* a-t-elle une inflence sur l'activité <text:s/>?<text:s text:c="7"/><text:span text:style-name="T6">Exemples : nombre de mariages ? Nombre d'enfants ? Pyramide des âges ? etc.</text:span></text:p>
            <text:p>Quelles sont les <text:s/>grandes tendances de consommation* ? <text:s text:c="10"/>Quelle est l'évolution des besoins et des réponses en termes de mobilité sociale, d'éducation, de culture, de santé? <text:s text:c="7"/>Quelles sont les conditions de vie des habitants?<text:s/><text:span text:style-name="T6">Revenus, dépenses...</text:span></text:p>
            <text:p/>
            <text:p/>
          </table:table-cell>
          <table:table-cell table:style-name="ce42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covered-table-cell/>
          <table:table-cell table:style-name="ce55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covered-table-cell/>
          <table:table-cell table:style-name="ce57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table-cell office:value-type="string" table:style-name="ce45">
            <text:p>Technologique<text:span text:style-name="T5"><text:s/>(éventuellement)</text:span></text:p>
          </table:table-cell>
          <table:table-cell table:number-columns-repeated="2"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table-cell office:value-type="string" table:number-columns-spanned="1" table:number-rows-spanned="3" table:style-name="ce84">
            <text:p>Y-a-t-il des facteurs d'ordre technologique qui peuvent influencer l'activité ? En positif ou en négatif<text:s text:c="24"/></text:p>
            <text:p>Y a-t-il des innovations à venir ?<text:s/><text:span text:style-name="T6">Cycle d'obsolescence, découvertes R&amp;D…</text:span></text:p>
          </table:table-cell>
          <table:table-cell table:style-name="ce42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covered-table-cell/>
          <table:table-cell table:style-name="ce59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covered-table-cell/>
          <table:table-cell table:style-name="ce61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table-cell office:value-type="string" table:style-name="ce38">
            <text:p>Ecologique<text:span text:style-name="T5"><text:s/>(éventuellement)</text:span></text:p>
          </table:table-cell>
          <table:table-cell table:number-columns-repeated="2"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table-cell office:value-type="string" table:number-columns-spanned="1" table:number-rows-spanned="3" table:style-name="ce84">
            <text:p>Y-a-t-il des facteurs d'ordre écologique qui peuvent influencer l'activité ? En positif ou en négatif.<text:s text:c="35"/><text:span text:style-name="T6">Pollution, Coût de l’énergie, Recyclage, Energies propres, Climat – Météo, Développement des « Technologies vertes », Réglementation en faveur de la protection de l’environnement</text:span></text:p>
            <text:p/>
          </table:table-cell>
          <table:table-cell table:style-name="ce42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covered-table-cell/>
          <table:table-cell table:style-name="ce59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covered-table-cell/>
          <table:table-cell table:style-name="ce61"/>
          <table:table-cell table:style-name="ce38"/>
          <table:table-cell table:number-columns-repeated="2" table:style-name="ce39"/>
          <table:table-cell table:number-columns-repeated="2" table:style-name="ce40"/>
          <table:table-cell table:number-columns-repeated="16377"/>
        </table:table-row>
        <table:table-row table:style-name="ro5">
          <table:table-cell office:value-type="string" table:style-name="ce45">
            <text:p>Légal<text:s/></text:p>
          </table:table-cell>
          <table:table-cell table:number-columns-repeated="2"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table-cell office:value-type="string" table:number-columns-spanned="1" table:number-rows-spanned="2" table:style-name="ce83">
            <text:p>Quelle est la réglementation du secteur* ?<text:span text:style-name="T6"><text:s text:c="34"/>Normes, droit du travail, règlementation, diplômes...</text:span></text:p>
          </table:table-cell>
          <table:table-cell table:style-name="ce49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style-name="ro5">
          <table:covered-table-cell/>
          <table:table-cell table:style-name="ce63"/>
          <table:table-cell table:style-name="ce45"/>
          <table:table-cell table:number-columns-repeated="2" table:style-name="ce46"/>
          <table:table-cell table:number-columns-repeated="2" table:style-name="ce47"/>
          <table:table-cell table:number-columns-repeated="16377"/>
        </table:table-row>
        <table:table-row table:number-rows-repeated="1048550" table:style-name="ro4">
          <table:table-cell table:number-columns-repeated="16384"/>
        </table:table-row>
      </table:table>
      <table:table table:name="sources_infos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6381" table:default-cell-style-name="ce1"/>
        <table:table-row table:style-name="ro4">
          <table:table-cell office:value-type="string" table:style-name="ce76">
            <text:p>ATTENTION : informations foisonnantes sur le web / pensez à vous restreindre sur les données vraiment importantes pour le succès du projet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6">
            <text:p>Tout au long du projet, documentez vos sources ici afin de pouvoir les citer, les vérifier,….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85">
            <text:p>Sources documentaires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77">
            <text:p>suggestions</text:p>
          </table:table-cell>
          <table:table-cell office:value-type="string" table:style-name="ce66">
            <text:p>Les sites<text:s/></text:p>
          </table:table-cell>
          <table:table-cell office:value-type="string" table:style-name="ce66">
            <text:p>Les informations correspondantes</text:p>
          </table:table-cell>
          <table:table-cell table:number-columns-repeated="16381"/>
        </table:table-row>
        <table:table-row table:style-name="ro7">
          <table:table-cell table:style-name="ce1"/>
          <table:table-cell office:value-type="string" table:style-name="ce67">
            <text:p><text:a xlink:href="http://www.insee.fr/">Insee : www.insee.fr<text:s/></text:a></text:p>
          </table:table-cell>
          <table:table-cell office:value-type="string" table:style-name="ce68">
            <text:p>Statistiques nationales, régionales et locales sur les secteurs d’activité, les entreprises, les territoires et la population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69">
            <text:p><text:a xlink:href="http://www.insee.fr/fr/themes/donnees-locales.asp?ref_id=fam2011&amp;typgeo=ARR&amp;typesearch=territoire&amp;search=paris+14&amp;territoire=OK">http://www.insee.fr/fr/themes/donnees-locales.asp?ref_id=fam2011&amp;typgeo=ARR&amp;typesearch=territoire&amp;search=paris+14&amp;territoire=OK</text:a></text:p>
          </table:table-cell>
          <table:table-cell office:value-type="string" table:style-name="ce70">
            <text:p>Insee : les chiffres du recensement par ville, région etc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9">
            <text:p><text:a xlink:href="http://www.insee.fr/fr/methodes/default.asp?page=nomenclatures/naf2008/naf2008.htm">http://www.insee.fr/fr/methodes/default.asp?page=nomenclatures/naf2008/naf2008.htm</text:a></text:p>
          </table:table-cell>
          <table:table-cell office:value-type="string" table:style-name="ce71">
            <text:p>Les codes NAF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<text:a xlink:href="http://www.ined.fr/">Ined (Institut national des études démographiques) : www.ined.fr/<text:s/></text:a></text:p>
          </table:table-cell>
          <table:table-cell office:value-type="string" table:style-name="ce71">
            <text:p>Statistiques et études sur la population, les conditions de vi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<text:a xlink:href="http://www.credoc.fr/">Credoc (Centre de recherche pour l'étude et l'observation des conditions de vie) : www.credoc.fr<text:s/></text:a></text:p>
          </table:table-cell>
          <table:table-cell office:value-type="string" table:style-name="ce71">
            <text:p>Etudes sur conditions de vie, consomation, sociologie, modes de vie, pouvoir d'achat, revenus des ménage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<text:a xlink:href="http://www.apce.com/">APCE : www.apce.com<text:s/></text:a></text:p>
          </table:table-cell>
          <table:table-cell office:value-type="string" table:style-name="ce72">
            <text:p>Fiches professionnelles et Informations sectorielle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3">
            <text:p>Bpifrance</text:p>
          </table:table-cell>
          <table:table-cell office:value-type="string" table:style-name="ce71">
            <text:p>Financements, garantie, appui <text:s/>des entreprise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3">
            <text:p>CCI et CMA</text:p>
          </table:table-cell>
          <table:table-cell table:style-name="ce71"/>
          <table:table-cell table:number-columns-repeated="16381"/>
        </table:table-row>
        <table:table-row table:style-name="ro1">
          <table:table-cell table:style-name="ce1"/>
          <table:table-cell office:value-type="string" table:style-name="ce73">
            <text:p>Conseils régionaux / mairies<text:s/></text:p>
          </table:table-cell>
          <table:table-cell table:style-name="ce71"/>
          <table:table-cell table:number-columns-repeated="16381"/>
        </table:table-row>
        <table:table-row table:style-name="ro1">
          <table:table-cell table:style-name="ce1"/>
          <table:table-cell office:value-type="string" table:style-name="ce78">
            <text:p><text:a xlink:href="https://dreets.gouv.fr/">https://dreets.gouv.fr/</text:a></text:p>
          </table:table-cell>
          <table:table-cell office:value-type="string" table:style-name="ce74">
            <text:p>Publications sur l'emploi, les territoires, l'économie des région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<text:a xlink:href="http://www.economie.gouv.fr/dgccrf">DGCCRF (Direction générale de la concurrence, de la consommation et de la répression des fraudes) www.economie.gouv.fr/dgccrf<text:s/></text:a></text:p>
          </table:table-cell>
          <table:table-cell office:value-type="string" table:style-name="ce71">
            <text:p>Informations sur les actions de régulation concurrentielle des marchés, la protection des consomma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http://www.economie.gouv.fr/dgccrf/publications/economiques/dgccrf-eco</text:p>
          </table:table-cell>
          <table:table-cell office:value-type="string" table:style-name="ce71">
            <text:p>Etudes économiques sur les prix, la consommation dans divers secteurs d'activité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http://www.economie.gouv.fr/dgccrf/Publications/Vie-pratique/Guides-Depliants</text:p>
          </table:table-cell>
          <table:table-cell office:value-type="string" table:style-name="ce71">
            <text:p>Guides et dépliants sur des secteurs d'activité, des réglementations 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<text:a xlink:href="http://www.infogreffe/">www.Infogreffe</text:a></text:p>
          </table:table-cell>
          <table:table-cell office:value-type="string" table:style-name="ce71">
            <text:p>Données financières des entreprises (CA, résultats, dates de création …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75">
            <text:p>Etudes publiées par Ipsos, Xerfi, TNS Sofres, csa-tmo, creatests, lesechos-etudes.fr/ -lh2…</text:p>
          </table:table-cell>
          <table:table-cell office:value-type="string" table:style-name="ce71">
            <text:p>Tous suje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<text:a xlink:href="http://www.journaldunet.com/business/salaire/dijon/ville-21231">http://www.journaldunet.com/business/salaire/dijon/ville-21231</text:a></text:p>
          </table:table-cell>
          <table:table-cell office:value-type="string" table:style-name="ce74">
            <text:p>Exemple de données économiques sur une vil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7">
            <text:p><text:a xlink:href="http://www.linternaute.com/">http://www.linternaute.com</text:a></text:p>
          </table:table-cell>
          <table:table-cell office:value-type="string" table:style-name="ce74">
            <text:p>Données démographiques et économiques ville par ville</text:p>
          </table:table-cell>
          <table:table-cell table:number-columns-repeated="16381"/>
        </table:table-row>
        <table:table-row table:style-name="ro4">
          <table:table-cell office:value-type="string" table:style-name="ce77">
            <text:p>VOS SOURCES</text:p>
          </table:table-cell>
          <table:table-cell table:number-columns-repeated="16383" table:style-name="ce1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Wingdings" svg:font-family="Wingdings"/>
    <style:font-face style:name="Verdana" svg:font-family="Verdana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elene LE BOUTEILLER</meta:initial-creator>
    <dc:creator>Helene Le-Bouteiller</dc:creator>
    <meta:creation-date>2022-12-20T10:19:19Z</meta:creation-date>
    <dc:date>2022-12-20T10:38:22Z</dc:date>
  </office:meta>
</office:document-meta>
</file>